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Otsikkodia" presentation:presentation-page-layout-name="Master1-PPL1" draw:id="Slide-256">
        <draw:frame draw:id="id63" presentation:style-name="a381" draw:name="Otsikko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Alaotsikko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Otsikko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Otsikko ja sisältö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Osan ylätunnist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Kaksi sisältökohdetta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tailu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Vain otsikk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yhjä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Kuvatekstillinen sisältö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Kuvatekstillinen kuv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Otsikko ja pystysuora teksti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Pystysuora otsikko ja teksti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i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ema" style:page-layout-name="pageLayout1" draw:style-name="a0">
      <draw:frame draw:id="id0" presentation:style-name="a4" draw:name="Otsikon paikkamerkki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uokkaa ots. perustyyl. napsautt.</text:span><text:span text:style-name="a2" text:class-names=""/></text:p>
        </draw:text-box>
        <svg:title/>
        <svg:desc/>
      </draw:frame>
      <draw:frame draw:id="id1" presentation:style-name="a21" draw:name="Tekstin paikkamerkki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uokkaa tekstin perustyylejä napsauttamall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oinen tas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kolmas tas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ides taso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äivämäärän paikkamerkki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Alatunnisteen paikkamerkki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Dian numeron paikkamerkki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Otsikkodia" style:page-layout-name="pageLayout1" draw:style-name="a34">
      <draw:frame draw:id="id5" presentation:style-name="a38" draw:name="Otsikk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uokkaa ots. perustyyl. napsautt.</text:span><text:span text:style-name="a36" text:class-names=""/></text:p>
        </draw:text-box>
        <svg:title/>
        <svg:desc/>
      </draw:frame>
      <draw:frame draw:id="id6" presentation:style-name="a42" draw:name="Alaotsikk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uokkaa alaotsikon perustyyliä napsautt.</text:span><text:span text:style-name="a40" text:class-names=""/></text:p>
        </draw:text-box>
        <svg:title/>
        <svg:desc/>
      </draw:frame>
      <draw:frame draw:id="id7" presentation:style-name="a47" draw:name="Päivämäärän paikkamerkki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Alatunnisteen paikkamerkki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Dian numeron paikkamerkki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Otsikko-ja-sisältö" style:page-layout-name="pageLayout1" draw:style-name="a55">
      <draw:frame draw:id="id10" presentation:style-name="a59" draw:name="Otsikk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uokkaa ots. perustyyl. napsautt.</text:span><text:span text:style-name="a57" text:class-names=""/></text:p>
        </draw:text-box>
        <svg:title/>
        <svg:desc/>
      </draw:frame>
      <draw:frame draw:id="id11" presentation:style-name="a76" draw:name="Sisällön paikkamerkki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uokkaa tekstin perustyylejä napsauttamalla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oinen taso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kolmas taso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ides taso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äivämäärän paikkamerkki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Alatunnisteen paikkamerkki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Dian numeron paikkamerkki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Osan-ylätunniste" style:page-layout-name="pageLayout1" draw:style-name="a89">
      <draw:frame draw:id="id15" presentation:style-name="a93" draw:name="Otsikk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uokkaa ots. perustyyl. napsautt.</text:span><text:span text:style-name="a91" text:class-names=""/></text:p>
        </draw:text-box>
        <svg:title/>
        <svg:desc/>
      </draw:frame>
      <draw:frame draw:id="id16" presentation:style-name="a97" draw:name="Tekstin paikkamerkki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uokkaa tekstin perustyylejä napsauttamalla</text:span></text:p>
            </text:list-item>
          </text:list>
        </draw:text-box>
        <svg:title/>
        <svg:desc/>
      </draw:frame>
      <draw:frame draw:id="id17" presentation:style-name="a102" draw:name="Päivämäärän paikkamerkki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Alatunnisteen paikkamerkki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Dian numeron paikkamerkki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Kaksi-sisältökohdetta" style:page-layout-name="pageLayout1" draw:style-name="a110">
      <draw:frame draw:id="id20" presentation:style-name="a114" draw:name="Otsikk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uokkaa ots. perustyyl. napsautt.</text:span><text:span text:style-name="a112" text:class-names=""/></text:p>
        </draw:text-box>
        <svg:title/>
        <svg:desc/>
      </draw:frame>
      <draw:frame draw:id="id21" presentation:style-name="a131" draw:name="Sisällön paikkamerkki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uokkaa tekstin perustyylejä napsauttamall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oinen tas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kolmas tas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ides taso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Sisällön paikkamerkki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uokkaa tekstin perustyylejä napsauttamall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oinen tas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kolmas tas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ides tas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äivämäärän paikkamerkki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Alatunnisteen paikkamerkki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Dian numeron paikkamerkki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tailu" style:page-layout-name="pageLayout1" draw:style-name="a161">
      <draw:frame draw:id="id26" presentation:style-name="a165" draw:name="Otsikk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uokkaa ots. perustyyl. napsautt.</text:span><text:span text:style-name="a163" text:class-names=""/></text:p>
        </draw:text-box>
        <svg:title/>
        <svg:desc/>
      </draw:frame>
      <draw:frame draw:id="id27" presentation:style-name="a169" draw:name="Tekstin paikkamerkki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uokkaa tekstin perustyylejä napsauttamalla</text:span></text:p>
            </text:list-item>
          </text:list>
        </draw:text-box>
        <svg:title/>
        <svg:desc/>
      </draw:frame>
      <draw:frame draw:id="id28" presentation:style-name="a186" draw:name="Sisällön paikkamerkki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uokkaa tekstin perustyylejä napsauttamalla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oinen taso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kolmas taso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ides taso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kstin paikkamerkki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uokkaa tekstin perustyylejä napsauttamalla</text:span></text:p>
            </text:list-item>
          </text:list>
        </draw:text-box>
        <svg:title/>
        <svg:desc/>
      </draw:frame>
      <draw:frame draw:id="id30" presentation:style-name="a207" draw:name="Sisällön paikkamerkki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uokkaa tekstin perustyylejä napsauttamalla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oinen taso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kolmas taso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ides taso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äivämäärän paikkamerkki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Alatunnisteen paikkamerkki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Dian numeron paikkamerkki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Vain-otsikko" style:page-layout-name="pageLayout1" draw:style-name="a220">
      <draw:frame draw:id="id34" presentation:style-name="a224" draw:name="Otsikk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uokkaa ots. perustyyl. napsautt.</text:span><text:span text:style-name="a222" text:class-names=""/></text:p>
        </draw:text-box>
        <svg:title/>
        <svg:desc/>
      </draw:frame>
      <draw:frame draw:id="id35" presentation:style-name="a229" draw:name="Päivämäärän paikkamerkki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Alatunnisteen paikkamerkki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Dian numeron paikkamerkki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yhjä" style:page-layout-name="pageLayout1" draw:style-name="a237">
      <draw:frame draw:id="id38" presentation:style-name="a242" draw:name="Päivämäärän paikkamerkki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Alatunnisteen paikkamerkki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Dian numeron paikkamerkki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Kuvatekstillinen-sisältö" style:page-layout-name="pageLayout1" draw:style-name="a250">
      <draw:frame draw:id="id41" presentation:style-name="a254" draw:name="Otsikk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uokkaa ots. perustyyl. napsautt.</text:span><text:span text:style-name="a252" text:class-names=""/></text:p>
        </draw:text-box>
        <svg:title/>
        <svg:desc/>
      </draw:frame>
      <draw:frame draw:id="id42" presentation:style-name="a271" draw:name="Sisällön paikkamerkki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uokkaa tekstin perustyylejä napsauttamalla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oinen taso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kolmas taso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ides taso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kstin paikkamerkki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uokkaa tekstin perustyylejä napsauttamalla</text:span></text:p>
            </text:list-item>
          </text:list>
        </draw:text-box>
        <svg:title/>
        <svg:desc/>
      </draw:frame>
      <draw:frame draw:id="id44" presentation:style-name="a280" draw:name="Päivämäärän paikkamerkki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Alatunnisteen paikkamerkki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Dian numeron paikkamerkki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Kuvatekstillinen-kuva" style:page-layout-name="pageLayout1" draw:style-name="a288">
      <draw:frame draw:id="id47" presentation:style-name="a292" draw:name="Otsikk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uokkaa ots. perustyyl. napsautt.</text:span><text:span text:style-name="a290" text:class-names=""/></text:p>
        </draw:text-box>
        <svg:title/>
        <svg:desc/>
      </draw:frame>
      <draw:frame draw:id="id48" presentation:style-name="a295" draw:name="Kuvan paikkamerkki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kstin paikkamerkki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uokkaa tekstin perustyylejä napsauttamalla</text:span></text:p>
            </text:list-item>
          </text:list>
        </draw:text-box>
        <svg:title/>
        <svg:desc/>
      </draw:frame>
      <draw:frame draw:id="id50" presentation:style-name="a304" draw:name="Päivämäärän paikkamerkki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Alatunnisteen paikkamerkki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Dian numeron paikkamerkki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Otsikko-ja-pystysuora-teksti" style:page-layout-name="pageLayout1" draw:style-name="a312">
      <draw:frame draw:id="id53" presentation:style-name="a316" draw:name="Otsikk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uokkaa ots. perustyyl. napsautt.</text:span><text:span text:style-name="a314" text:class-names=""/></text:p>
        </draw:text-box>
        <svg:title/>
        <svg:desc/>
      </draw:frame>
      <draw:frame draw:id="id54" presentation:style-name="a333" draw:name="Pystysuoran tekstin paikkamerkki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uokkaa tekstin perustyylejä napsauttamalla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oinen taso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kolmas taso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ides taso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äivämäärän paikkamerkki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Alatunnisteen paikkamerkki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Dian numeron paikkamerkki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Pystysuora-otsikko-ja-teksti" style:page-layout-name="pageLayout1" draw:style-name="a346">
      <draw:frame draw:id="id58" presentation:style-name="a350" draw:name="Pystysuora otsikko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uokkaa ots. perustyyl. napsautt.</text:span><text:span text:style-name="a348" text:class-names=""/></text:p>
        </draw:text-box>
        <svg:title/>
        <svg:desc/>
      </draw:frame>
      <draw:frame draw:id="id59" presentation:style-name="a367" draw:name="Pystysuoran tekstin paikkamerkki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uokkaa tekstin perustyylejä napsauttamalla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oinen taso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kolmas taso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neljäs ta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ides taso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äivämäärän paikkamerkki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Alatunnisteen paikkamerkki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Dian numeron paikkamerkki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unttila Vilho</meta:initial-creator>
    <dc:creator>Junttila Vilho</dc:creator>
    <meta:creation-date>2025-12-16T12:10:21Z</meta:creation-date>
    <dc:date>2025-12-16T12:11:27Z</dc:date>
    <meta:editing-cycles>1</meta:editing-cycles>
    <meta:editing-duration>PT65S</meta:editing-duration>
    <meta:document-statistic meta:paragraph-count="0" meta:word-count="0"/>
  </office:meta>
</office:document-meta>
</file>